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1cm" svg:y="4.1cm">
          <draw:text-box>
            <text:p><text:span text:style-name="T1">i</text:span></text:p>
          </draw:text-box>
        </draw:frame>
        <draw:frame draw:style-name="gr3" draw:text-style-name="P2" draw:layer="layout" svg:width="14.791cm" svg:height="8.291cm" svg:x="0.2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02:15.516822765</dc:date>
    <meta:editing-duration>PT3M11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92cm" svg:height="8.292cm" xlink:href="." xlink:type="simple" chart:class="chart:scatter" chart:style-name="ch1">
        <chart:plot-area chart:style-name="ch2" chart:data-source-has-labels="both" svg:x="0.295cm" svg:y="0.165cm" svg:width="14.202cm" svg:height="7.962cm">
          <chartooo:coordinate-region svg:x="0.837cm" svg:y="0.364cm" svg:width="13.566cm" svg:height="7.564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22464679914735E-015">
                <text:p>1.22464679914735E-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71450551880629E-015">
                <text:p>-1.71450551880629E-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